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12d38" officeooo:paragraph-rsid="00112d38"/>
    </style:style>
    <style:style style:name="P2" style:family="paragraph" style:parent-style-name="Preformatted_20_Text">
      <style:text-properties officeooo:rsid="00112d38" officeooo:paragraph-rsid="00112d38"/>
    </style:style>
    <style:style style:name="P3" style:family="paragraph" style:parent-style-name="Preformatted_20_Text">
      <style:text-properties officeooo:rsid="0014d493" officeooo:paragraph-rsid="0014d493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175baa"/>
    </style:style>
    <style:style style:name="P6" style:family="paragraph" style:parent-style-name="Standard">
      <style:text-properties officeooo:rsid="000b8a00" officeooo:paragraph-rsid="000b8a00"/>
    </style:style>
    <style:style style:name="P7" style:family="paragraph" style:parent-style-name="Standard">
      <style:text-properties officeooo:rsid="000e3ad8" officeooo:paragraph-rsid="000e3ad8"/>
    </style:style>
    <style:style style:name="P8" style:family="paragraph" style:parent-style-name="Standard">
      <style:text-properties officeooo:rsid="00107bc0" officeooo:paragraph-rsid="00107bc0"/>
    </style:style>
    <style:style style:name="P9" style:family="paragraph" style:parent-style-name="Standard">
      <style:text-properties officeooo:rsid="00112d38" officeooo:paragraph-rsid="00112d38"/>
    </style:style>
    <style:style style:name="P10" style:family="paragraph" style:parent-style-name="Standard">
      <style:text-properties officeooo:rsid="0012f337" officeooo:paragraph-rsid="0012f337"/>
    </style:style>
    <style:style style:name="P11" style:family="paragraph" style:parent-style-name="Standard">
      <style:text-properties officeooo:rsid="0014d493" officeooo:paragraph-rsid="0014d493"/>
    </style:style>
    <style:style style:name="P12" style:family="paragraph" style:parent-style-name="Standard">
      <style:text-properties officeooo:rsid="0015f9e2" officeooo:paragraph-rsid="0015f9e2"/>
    </style:style>
    <style:style style:name="P13" style:family="paragraph" style:parent-style-name="Standard">
      <style:text-properties officeooo:paragraph-rsid="0015f9e2"/>
    </style:style>
    <style:style style:name="P14" style:family="paragraph" style:parent-style-name="Standard">
      <style:text-properties officeooo:rsid="00175baa" officeooo:paragraph-rsid="00175baa"/>
    </style:style>
    <style:style style:name="P15" style:family="paragraph" style:parent-style-name="Standard">
      <style:text-properties officeooo:paragraph-rsid="00175baa"/>
    </style:style>
    <style:style style:name="P16" style:family="paragraph" style:parent-style-name="Standard">
      <style:text-properties officeooo:rsid="00183fcd" officeooo:paragraph-rsid="00185402"/>
    </style:style>
    <style:style style:name="P17" style:family="paragraph" style:parent-style-name="Standard">
      <style:text-properties officeooo:paragraph-rsid="00183fcd"/>
    </style:style>
    <style:style style:name="P18" style:family="paragraph" style:parent-style-name="Standard">
      <style:text-properties officeooo:paragraph-rsid="00185402"/>
    </style:style>
    <style:style style:name="P19" style:family="paragraph" style:parent-style-name="Standard">
      <style:text-properties officeooo:rsid="00198e7d" officeooo:paragraph-rsid="00198e7d"/>
    </style:style>
    <style:style style:name="P20" style:family="paragraph" style:parent-style-name="Standard">
      <style:text-properties officeooo:paragraph-rsid="00198e7d"/>
    </style:style>
    <style:style style:name="P21" style:family="paragraph" style:parent-style-name="Standard">
      <style:text-properties officeooo:paragraph-rsid="00185402"/>
    </style:style>
    <style:style style:name="T1" style:family="text">
      <style:text-properties officeooo:rsid="0012f337"/>
    </style:style>
    <style:style style:name="T2" style:family="text">
      <style:text-properties officeooo:rsid="0015f9e2"/>
    </style:style>
    <style:style style:name="T3" style:family="text">
      <style:text-properties officeooo:rsid="00175baa"/>
    </style:style>
    <style:style style:name="T4" style:family="text">
      <style:text-properties fo:font-size="16pt" fo:font-weight="bold" officeooo:rsid="00175baa" style:font-size-asian="16pt" style:font-weight-asian="bold" style:font-size-complex="16pt" style:font-weight-complex="bold"/>
    </style:style>
    <style:style style:name="T5" style:family="text">
      <style:text-properties officeooo:rsid="00183fcd"/>
    </style:style>
    <style:style style:name="T6" style:family="text">
      <style:text-properties fo:color="#4ec9b0"/>
    </style:style>
    <style:style style:name="T7" style:family="text">
      <style:text-properties fo:color="#4ec9b0" style:font-name="Droid Sans Mono" fo:font-size="9pt" fo:font-weight="normal" fo:background-color="#1e1e1e" loext:char-shading-value="0"/>
    </style:style>
    <style:style style:name="T8" style:family="text">
      <style:text-properties fo:color="#4ec9b0" fo:font-size="9pt" fo:font-weight="normal" fo:background-color="#1e1e1e" loext:char-shading-value="0"/>
    </style:style>
    <style:style style:name="T9" style:family="text">
      <style:text-properties fo:color="#d4d4d4" style:font-name="Droid Sans Mono" fo:font-size="9pt" fo:font-weight="normal" fo:background-color="#1e1e1e" loext:char-shading-value="0"/>
    </style:style>
    <style:style style:name="T10" style:family="text">
      <style:text-properties fo:color="#d4d4d4" fo:font-size="9pt" fo:font-weight="normal" fo:background-color="#1e1e1e" loext:char-shading-value="0"/>
    </style:style>
    <style:style style:name="T11" style:family="text">
      <style:text-properties fo:color="#9cdcfe"/>
    </style:style>
    <style:style style:name="T12" style:family="text">
      <style:text-properties fo:color="#9cdcfe" style:font-name="Droid Sans Mono" fo:font-size="9pt" fo:font-weight="normal" fo:background-color="#1e1e1e" loext:char-shading-value="0"/>
    </style:style>
    <style:style style:name="T13" style:family="text">
      <style:text-properties fo:color="#9cdcfe" fo:font-size="9pt" fo:font-weight="normal" fo:background-color="#1e1e1e" loext:char-shading-value="0"/>
    </style:style>
    <style:style style:name="T14" style:family="text">
      <style:text-properties fo:color="#c586c0"/>
    </style:style>
    <style:style style:name="T15" style:family="text">
      <style:text-properties fo:color="#569cd6"/>
    </style:style>
    <style:style style:name="T16" style:family="text">
      <style:text-properties fo:color="#dcdcaa"/>
    </style:style>
    <style:style style:name="T17" style:family="text">
      <style:text-properties officeooo:rsid="00185402"/>
    </style:style>
    <style:style style:name="T18" style:family="text">
      <style:text-properties officeooo:rsid="00198e7d"/>
    </style:style>
    <style:style style:name="T19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TK Documentation</text:p>
      <text:p text:style-name="P6"/>
      <text:p text:style-name="P7">VTK is an open-source software system for #D computer graphics, image processing and scientific visualization. Distributed under BSD 3-clause License</text:p>
      <text:p text:style-name="P7"/>
      <text:p text:style-name="P8">First of all I want to describe supported file type. We can hardcode some polygons but it isn’t the most efficiency way of doing it.</text:p>
      <text:p text:style-name="P8"/>
      <text:p text:style-name="P9">Input Format</text:p>
      <text:p text:style-name="P9"/>
      <text:h text:style-name="P1" text:outline-level="2">Digital elevation model</text:h>
      <text:p text:style-name="P9"/>
      <text:p text:style-name="P9">It could be use to create maps wi<text:span text:style-name="T1">tch support terrain difference and elevation.</text:span></text:p>
      <text:p text:style-name="P10">To read file we simply have to create object vtkDEMReader</text:p>
      <text:p text:style-name="P2"><text:bookmark text:name="__code_0"/><text:span text:style-name="Source_20_Text">// Read the file</text:span></text:p>
      <text:p text:style-name="Preformatted_20_Text"><text:span text:style-name="Source_20_Text"><text:s text:c="2"/>vtkNew&lt;vtkDEMReader&gt; reader;</text:span></text:p>
      <text:p text:style-name="Preformatted_20_Text"><text:span text:style-name="Source_20_Text"><text:s text:c="2"/>reader-&gt;SetFileName(argv[1]);</text:span></text:p>
      <text:p text:style-name="P4"><text:span text:style-name="Source_20_Text"><text:s text:c="2"/>reader→Update();</text:span></text:p>
      <text:p text:style-name="P4"><text:span text:style-name="Source_20_Text"/></text:p>
      <text:h text:style-name="Heading_20_2" text:outline-level="2">OBJ</text:h>
      <text:p text:style-name="P11">contains information about the geometry of 3D objects.</text:p>
      <text:p text:style-name="P11">// Read the file</text:p>
      <text:p text:style-name="P3"><text:span text:style-name="Source_20_Text"><text:s text:c="2"/>vtkNew&lt;vtkOBJReader&gt; reader;</text:span></text:p>
      <text:p text:style-name="Preformatted_20_Text"><text:span text:style-name="Source_20_Text"><text:s text:c="2"/>reader-&gt;SetFileName(filename.c_str());</text:span></text:p>
      <text:p text:style-name="P4"><text:span text:style-name="Source_20_Text"><text:s text:c="2"/>reader-&gt;Update();</text:span></text:p>
      <text:p text:style-name="P11">file is name of .obj file</text:p>
      <text:p text:style-name="P11"/>
      <text:p text:style-name="P11">but loading one file is basic, better to import whole Object with texture to do it we need to create object <text:span text:style-name="T2">vtkOBJImporter</text:span>.</text:p>
      <text:p text:style-name="P11"/>
      <text:p text:style-name="P3"><text:bookmark text:name="__code_02"/><text:span text:style-name="Source_20_Text">int main(int argc, char* argv[])</text:span></text:p>
      <text:p text:style-name="Preformatted_20_Text"><text:span text:style-name="Source_20_Text">{</text:span></text:p>
      <text:p text:style-name="Preformatted_20_Text"><text:span text:style-name="Source_20_Text"><text:s text:c="2"/>if (argc &lt; 4)</text:span></text:p>
      <text:p text:style-name="Preformatted_20_Text"><text:span text:style-name="Source_20_Text"><text:s text:c="2"/>{</text:span></text:p>
      <text:p text:style-name="Preformatted_20_Text"><text:span text:style-name="Source_20_Text"><text:s text:c="4"/>std::cout</text:span></text:p>
      <text:p text:style-name="Preformatted_20_Text"><text:span text:style-name="Source_20_Text"><text:s text:c="8"/>&lt;&lt; "Usage: " &lt;&lt; argv[0]</text:span></text:p>
      <text:p text:style-name="Preformatted_20_Text"><text:span text:style-name="Source_20_Text"><text:s text:c="8"/>&lt;&lt; " objfile mtlfile texturepath e.g. doorman.obj doorman.mtl doorman"</text:span></text:p>
      <text:p text:style-name="Preformatted_20_Text"><text:span text:style-name="Source_20_Text"><text:s text:c="8"/>&lt;&lt; std::endl;</text:span></text:p>
      <text:p text:style-name="Preformatted_20_Text"><text:span text:style-name="Source_20_Text"><text:s text:c="4"/>return EXIT_FAILURE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vtkNew&lt;vtkOBJImporter&gt; importer;</text:span></text:p>
      <text:p text:style-name="Preformatted_20_Text"><text:span text:style-name="Source_20_Text"><text:s text:c="2"/>importer-&gt;SetFileName(argv[1]);</text:span></text:p>
      <text:p text:style-name="Preformatted_20_Text"><text:span text:style-name="Source_20_Text"><text:s text:c="2"/>importer-&gt;SetFileNameMTL(argv[2]);</text:span></text:p>
      <text:p text:style-name="P4"><text:span text:style-name="Source_20_Text"><text:s text:c="2"/>importer→SetTexturePath(argv[3]);</text:span></text:p>
      <text:p text:style-name="P5"><text:span text:style-name="Source_20_Text"><text:span text:style-name="T4">Our Project as far</text:span></text:span></text:p>
      <text:p text:style-name="P12"><text:span text:style-name="T3">P</text:span>roject focused on loading only OBJ <text:span text:style-name="T3">objects.</text:span></text:p>
      <text:p text:style-name="P12"/>
      <text:p text:style-name="P17"><text:soft-page-break/><text:span text:style-name="T5">Firs step was to load .OBJ from files to do it we use </text:span><text:a xlink:type="simple" xlink:href="https://vtk.org/doc/nightly/html/classvtkOBJReader.html" text:style-name="Internet_20_link" text:visited-style-name="Visited_20_Internet_20_Link">vtkOBJReader</text:a> <text:span text:style-name="T5">(in future we want to change this ti vtkOBJImporter which support loading texture) which </text:span>is a source object that reads Wavefront .obj files. The output of this source object is polygonal data. <text:span text:style-name="T5">Because every object need his own Reader we decided to do by using vector container. Every Reader needs to set file name and than load data from files.</text:span> </text:p>
      <text:p text:style-name="P17"/>
      <text:p text:style-name="Preformatted_20_Text">std::vector&lt;std::string&gt; fileNames{</text:p>
      <text:p text:style-name="Preformatted_20_Text">"../images/desk.obj", "../images/trumpet.obj",</text:p>
      <text:p text:style-name="Preformatted_20_Text">"../images/lamp.obj", "../images/notebook.obj",</text:p>
      <text:p text:style-name="Preformatted_20_Text">"../images/wineglass.obj", "../images/pill.obj",</text:p>
      <text:p text:style-name="Preformatted_20_Text">"../images/pill.obj", "../images/pill.obj",</text:p>
      <text:p text:style-name="Preformatted_20_Text">"../images/pill.obj", "../images/pill.obj",</text:p>
      <text:p text:style-name="Preformatted_20_Text">"../images/pill.obj", "../images/pillbottle.obj",</text:p>
      <text:p text:style-name="Preformatted_20_Text">"../images/floor.obj", "../images/chair.obj"};</text:p>
      <text:p text:style-name="Preformatted_20_Text"/>
      <text:p text:style-name="Preformatted_20_Text">std::vector&lt;vtkNew&lt;vtkOBJReader&gt;&gt; vectorReader;</text:p>
      <text:p text:style-name="Preformatted_20_Text"/>
      <text:p text:style-name="Preformatted_20_Text">for (const auto &amp;fileName : fileNames) {</text:p>
      <text:p text:style-name="Preformatted_20_Text"><text:tab/>vtkNew&lt;vtkOBJReader&gt; reader;</text:p>
      <text:p text:style-name="Preformatted_20_Text"><text:tab/>reader-&gt;SetFileName(fileName.c_str());</text:p>
      <text:p text:style-name="Preformatted_20_Text"><text:tab/>reader-&gt;Update();</text:p>
      <text:p text:style-name="Preformatted_20_Text"><text:tab/>vectorReader.emplace_back(std::move(reader));</text:p>
      <text:p text:style-name="Preformatted_20_Text">}</text:p>
      <text:p text:style-name="Standard"/>
      <text:p text:style-name="P13"/>
      <text:p text:style-name="P13"><text:span text:style-name="T2">To display object on screen first we have to create a mapper which </text:span>is an abstract class to specify interface between data and graphics primitives. <text:span text:style-name="T2">Because it’s abstract class we have to subclass this or use some predefined subclass </text:span><text:span text:style-name="T3">e. g. </text:span><text:span text:style-name="T2"><text:s/></text:span><text:a xlink:type="simple" xlink:href="https://vtk.org/doc/nightly/html/classvtkPolyDataMapper.html" text:style-name="Internet_20_link" text:visited-style-name="Visited_20_Internet_20_Link">vtkPolyDataMapper</text:a> <text:span text:style-name="T2">or </text:span><text:a xlink:type="simple" xlink:href="https://vtk.org/doc/nightly/html/classvtkDataSetMapper.html" text:style-name="Internet_20_link" text:visited-style-name="Visited_20_Internet_20_Link">vtkDataSetMapper</text:a>. <text:span text:style-name="T2">In most of case we were using vtkPolyDataMapper which </text:span>is a class that maps polygonal data to graphics primitives <text:span text:style-name="T2">and</text:span> serves as a superclass for device-specific poly data mappers, that actually do the mapping to the rendering/graphics hardware/software.</text:p>
      <text:p text:style-name="P13"/>
      <text:p text:style-name="P18"><text:span text:style-name="T5">Then connect every mapper </text:span><text:span text:style-name="T17">Input</text:span><text:span text:style-name="T5"> to reader </text:span><text:span text:style-name="T17">Output</text:span><text:span text:style-name="T5"> using </text:span><text:span text:style-name="T17">SetInputConnection() </text:span><text:span text:style-name="T5">method </text:span></text:p>
      <text:p text:style-name="P18"/>
      <text:p text:style-name="Preformatted_20_Text"><text:span text:style-name="Source_20_Text">std::vector&lt;vtkNew&lt;vtkPolyDataMapper&gt;&gt; vectorMapper;</text:span></text:p>
      <text:p text:style-name="Preformatted_20_Text"><text:span text:style-name="Source_20_Text">for (const auto &amp;reader : vectorReader) {</text:span></text:p>
      <text:p text:style-name="Preformatted_20_Text"><text:span text:style-name="Source_20_Text"><text:tab/>vtkNew&lt;vtkPolyDataMapper&gt; mapper;</text:span></text:p>
      <text:p text:style-name="Preformatted_20_Text"><text:span text:style-name="Source_20_Text"><text:tab/>mapper-&gt;SetInputConnection(reader-&gt;GetOutputPort());</text:span></text:p>
      <text:p text:style-name="Preformatted_20_Text"><text:span text:style-name="Source_20_Text"><text:tab/>vectorMapper.emplace_back(std::move(mapper));</text:span></text:p>
      <text:p text:style-name="Preformatted_20_Text"><text:span text:style-name="Source_20_Text">}</text:span></text:p>
      <text:p text:style-name="P16"><text:span text:style-name="Source_20_Text"><text:s/></text:span></text:p>
      <text:p text:style-name="P12"/>
      <text:p text:style-name="P15"><text:span text:style-name="T3">Next step is Create and actor which is</text:span> used to represent an entity in a rendering scene. It inherits functions related to the actors position, and orientation from <text:a xlink:type="simple" xlink:href="https://vtk.org/doc/nightly/html/classvtkProp.html" text:style-name="Internet_20_link" text:visited-style-name="Visited_20_Internet_20_Link">vtkProp</text:a>. The actor also has scaling and maintains a reference to the defining geometry (i.e., the mapper), rendering properties, and possibly a texture map.</text:p>
      <text:p text:style-name="P15"/>
      <text:p text:style-name="P14">Every actor needs his own mapper. <text:span text:style-name="T18">W</text:span>e have to set it by using method SetMapper(vtkMapper *)</text:p>
      <text:p text:style-name="P15">This is the method that is used to connect an actor to the end of a visualization pipeline, i.e.</text:p>
      <text:p text:style-name="P15">the mapper.</text:p>
      <text:p text:style-name="P19">Then we can transform and move this object. Some object can be placed in the same place.</text:p>
      <text:p text:style-name="P19"/>
      <text:p text:style-name="P20"><text:span text:style-name="T18">Next is creating a renderer. </text:span><text:s/><text:span text:style-name="T18">R</text:span>enderer is an object that controls the rendering process for objects. Rendering is the process of converting geometry, a specification for lights, and a camera view into an image. <text:a xlink:type="simple" xlink:href="https://vtk.org/doc/nightly/html/classvtkRenderer.html" text:style-name="Internet_20_link" text:visited-style-name="Visited_20_Internet_20_Link"><text:span text:style-name="T19">vtkRenderer</text:span></text:a> also performs coordinate transformation between world coordinates, view coordinates (the computer graphics rendering coordinate system), and display coordinates (the <text:soft-page-break/>actual screen coordinates on the display device). Certain advanced rendering features such as two-sided lighting can also be controlled.</text:p>
      <text:p text:style-name="P20"/>
      <text:p text:style-name="P20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2:09:52.844533607</meta:creation-date>
    <dc:date>2021-10-28T23:34:35.725202539</dc:date>
    <meta:editing-duration>PT2H9M2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66" meta:word-count="566" meta:character-count="4254" meta:non-whitespace-character-count="3683"/>
  </office:meta>
</office:document-meta>
</file>